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a00a" officeooo:paragraph-rsid="0003a00a"/>
    </style:style>
    <style:style style:name="P2" style:family="paragraph" style:parent-style-name="Standard">
      <style:text-properties officeooo:rsid="0003a00a" officeooo:paragraph-rsid="0004dfd4"/>
    </style:style>
    <style:style style:name="P3" style:family="paragraph" style:parent-style-name="Standard">
      <style:text-properties officeooo:rsid="0003a00a" officeooo:paragraph-rsid="0005f641"/>
    </style:style>
    <style:style style:name="P4" style:family="paragraph" style:parent-style-name="Standard">
      <style:text-properties officeooo:rsid="0003a00a" officeooo:paragraph-rsid="0005fb3a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3a00a" officeooo:paragraph-rsid="0003a00a" style:font-size-asian="18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4dfd4" officeooo:paragraph-rsid="0004dfd4" style:font-size-asian="18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rsid="0005f641" officeooo:paragraph-rsid="0005f641" style:font-size-asian="18pt" style:font-size-complex="18pt"/>
    </style:style>
    <style:style style:name="P8" style:family="paragraph" style:parent-style-name="Standard">
      <style:text-properties fo:font-size="18pt" style:text-underline-style="solid" style:text-underline-width="auto" style:text-underline-color="font-color" officeooo:rsid="0005fb3a" officeooo:paragraph-rsid="0005fb3a" style:font-size-asian="18pt" style:font-size-complex="18pt"/>
    </style:style>
    <style:style style:name="P9" style:family="paragraph" style:parent-style-name="Standard">
      <style:text-properties fo:font-size="18pt" style:text-underline-style="solid" style:text-underline-width="auto" style:text-underline-color="font-color" officeooo:rsid="0005fb3a" officeooo:paragraph-rsid="00078561" style:font-size-asian="18pt" style:font-size-complex="18pt"/>
    </style:style>
    <style:style style:name="P10" style:family="paragraph" style:parent-style-name="Standard">
      <style:text-properties officeooo:rsid="0004dfd4" officeooo:paragraph-rsid="0004dfd4"/>
    </style:style>
    <style:style style:name="P11" style:family="paragraph" style:parent-style-name="Standard">
      <style:text-properties officeooo:rsid="000525a7" officeooo:paragraph-rsid="000525a7"/>
    </style:style>
    <style:style style:name="P12" style:family="paragraph" style:parent-style-name="Standard">
      <style:text-properties officeooo:rsid="0005f641" officeooo:paragraph-rsid="0005f641"/>
    </style:style>
    <style:style style:name="P13" style:family="paragraph" style:parent-style-name="Standard">
      <style:text-properties officeooo:rsid="0005fb3a" officeooo:paragraph-rsid="0005fb3a"/>
    </style:style>
    <style:style style:name="P14" style:family="paragraph" style:parent-style-name="Standard">
      <style:text-properties officeooo:rsid="00078561" officeooo:paragraph-rsid="00078561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078561" officeooo:paragraph-rsid="00078561" style:font-size-asian="16pt" style:font-size-complex="16pt"/>
    </style:style>
    <style:style style:name="P16" style:family="paragraph" style:parent-style-name="Standard">
      <style:text-properties fo:font-size="12pt" style:text-underline-style="none" officeooo:rsid="00078561" officeooo:paragraph-rsid="00078561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0d3d48" officeooo:paragraph-rsid="000d3d48" style:font-size-asian="10.5pt" style:font-size-complex="12pt"/>
    </style:style>
    <style:style style:name="P18" style:family="paragraph" style:parent-style-name="Standard">
      <style:text-properties officeooo:rsid="000b4798" officeooo:paragraph-rsid="000b4798"/>
    </style:style>
    <style:style style:name="P19" style:family="paragraph" style:parent-style-name="Standard">
      <style:text-properties officeooo:rsid="000d3d48" officeooo:paragraph-rsid="000d3d48"/>
    </style:style>
    <style:style style:name="T1" style:family="text">
      <style:text-properties officeooo:rsid="0003a00a"/>
    </style:style>
    <style:style style:name="T2" style:family="text">
      <style:text-properties officeooo:rsid="0005f641"/>
    </style:style>
    <style:style style:name="T3" style:family="text">
      <style:text-properties officeooo:rsid="0005fb3a"/>
    </style:style>
    <style:style style:name="T4" style:family="text">
      <style:text-properties officeooo:rsid="00096d2b"/>
    </style:style>
    <style:style style:name="T5" style:family="text">
      <style:text-properties officeooo:rsid="000986b5"/>
    </style:style>
    <style:style style:name="T6" style:family="text">
      <style:text-properties officeooo:rsid="000a0481"/>
    </style:style>
    <style:style style:name="T7" style:family="text">
      <style:text-properties officeooo:rsid="000d3d48"/>
    </style:style>
    <style:style style:name="T8" style:family="text">
      <style:text-properties officeooo:rsid="000e2a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ne_information</text:p>
      <text:p text:style-name="P1"/>
      <text:p text:style-name="P1">unique_id<text:tab/><text:tab/>auto_increment<text:tab/>has no real meaning</text:p>
      <text:p text:style-name="P1">nc_number<text:tab/><text:tab/>varchar(20)<text:tab/><text:tab/>foreign key to other tables</text:p>
      <text:p text:style-name="P1"><text:span text:style-name="T3">genbank</text:span>_annotation<text:tab/>varchar(10)<text:tab/><text:tab/>undecided how to use, if needed in this table</text:p>
      <text:p text:style-name="P1">start_position<text:tab/><text:tab/>int<text:tab/><text:tab/><text:tab/>in combination with nc_number should be unique</text:p>
      <text:p text:style-name="P1">stop_position<text:tab/><text:tab/>int<text:tab/><text:tab/><text:tab/>not sue if needed here</text:p>
      <text:p text:style-name="P1">strand<text:tab/><text:tab/><text:tab/>varchar(2)<text:tab/><text:tab/>not sure if needed</text:p>
      <text:p text:style-name="P1">locus<text:tab/><text:tab/><text:tab/>varchar(20)<text:tab/><text:tab/>can be NULL, may not be useful</text:p>
      <text:p text:style-name="P13">translation_table<text:tab/>varchar(3)</text:p>
      <text:p text:style-name="P13">product_type<text:tab/><text:tab/>varchar(10)<text:tab/><text:tab/>DNA/RNA/Protein/Pseudogene</text:p>
      <text:p text:style-name="P14">dna_sequence<text:tab/><text:tab/>varchar(large)<text:tab/><text:tab/>5'-&gt;3' DNA sequence</text:p>
      <text:p text:style-name="P14">amino_acid_seq<text:tab/>varchar(large/3)<text:tab/>can be NULL, a.a. seq of the gene when applicable</text:p>
      <text:p text:style-name="P14">prot_id<text:tab/><text:tab/><text:tab/>varchar(??)<text:tab/><text:tab/>can be NULL. <text:s/>Useful to look up info in other DB</text:p>
      <text:p text:style-name="P14">go terms<text:tab/><text:tab/>list?<text:tab/><text:tab/><text:tab/><text:span text:style-name="T4">c</text:span>an be NULL, will give ontology info for function/etc</text:p>
      <text:p text:style-name="P14">description<text:tab/><text:tab/>varchar(250)<text:tab/><text:tab/>can be NULL. English description of the gene's function</text:p>
      <text:p text:style-name="P14">synonyms<text:tab/><text:tab/>varchar(100)<text:tab/><text:tab/>can be NULL, will need a parser, generally not useful</text:p>
      <text:p text:style-name="P4"/>
      <text:p text:style-name="P5">sequence_information</text:p>
      <text:p text:style-name="P1"/>
      <text:p text:style-name="P1">nc_number<text:tab/><text:tab/>varchar(20) <text:tab/><text:tab/>primary key</text:p>
      <text:p text:style-name="P1">sequence_type<text:tab/><text:tab/>varchar(45)<text:tab/><text:tab/>information about the type (genome, chromosome,plasmid)</text:p>
      <text:p text:style-name="P1">organism_<text:span text:style-name="T6">folder</text:span><text:tab/>varchar(100)<text:tab/><text:tab/>foreign_key</text:p>
      <text:p text:style-name="P1">version<text:tab/><text:tab/><text:tab/>varchar(45)<text:tab/><text:tab/>information about the version of the sequence</text:p>
      <text:p text:style-name="P1">update_date<text:tab/><text:tab/>date<text:tab/><text:tab/><text:tab/>information about when sequence was last updated</text:p>
      <text:p text:style-name="P1">sequence<text:tab/><text:tab/>varchar(?big?)<text:tab/><text:tab/>whole genomic sequence bitches</text:p>
      <text:p text:style-name="P1">gc_content<text:tab/><text:tab/>float<text:tab/><text:tab/><text:tab/>stupid metric</text:p>
      <text:p text:style-name="P1"/>
      <text:p text:style-name="P6">organism_information</text:p>
      <text:p text:style-name="P1"/>
      <text:p text:style-name="P10">organism_folder<text:tab/>primary key</text:p>
      <text:p text:style-name="P2">taxonomy<text:tab/><text:tab/>varchar(100)<text:tab/><text:tab/>this will likely need a parser, or will need individual fields</text:p>
      <text:p text:style-name="P11">number_files<text:tab/><text:tab/>int<text:tab/><text:tab/><text:tab/>likely unneeded</text:p>
      <text:p text:style-name="P11">genome<text:tab/><text:tab/>varchar(100)<text:tab/><text:tab/>genome file, can be <text:span text:style-name="T8">NULL</text:span></text:p>
      <text:p text:style-name="P11">chromosome<text:tab/><text:tab/>varchar(100)<text:tab/><text:tab/>chromosome accession; <text:span text:style-name="T2">can be NULL</text:span></text:p>
      <text:p text:style-name="P12">plasmid<text:tab/><text:tab/>varchar(100)<text:tab/><text:tab/>plasmid accession; can be NULL</text:p>
      <text:p text:style-name="P12">contig<text:tab/><text:tab/><text:tab/>varchar(100)<text:tab/><text:tab/>fuck if I know what you even get here</text:p>
      <text:p text:style-name="P12"/>
      <text:p text:style-name="P7">hgt_predictions</text:p>
      <text:p text:style-name="P1"/>
      <text:p text:style-name="P3">nc_number<text:tab/><text:tab/>varchar(20)<text:tab/><text:tab/>foreign key to other tables</text:p>
      <text:p text:style-name="P12">start<text:tab/><text:tab/><text:tab/>int<text:tab/><text:tab/><text:tab/><text:span text:style-name="T5">possible foreign key, or at least unique with nc_number</text:span></text:p>
      <text:p text:style-name="P12">stop<text:tab/><text:tab/><text:tab/>int</text:p>
      <text:p text:style-name="P12">strand<text:tab/><text:tab/><text:tab/>varchar(2)</text:p>
      <text:p text:style-name="P12"><text:span text:style-name="T1">locus<text:tab/><text:tab/><text:tab/>varchar(20)<text:tab/><text:tab/>can be NULL, may not be useful</text:span><text:tab/><text:tab/><text:tab/></text:p>
      <text:p text:style-name="P12">method<text:tab/><text:tab/>varchar(45)<text:tab/><text:tab/>foreign key</text:p>
      <text:p text:style-name="P12">score<text:tab/><text:tab/><text:tab/>varchar(10)</text:p>
      <text:p text:style-name="P1"><text:soft-page-break/></text:p>
      <text:p text:style-name="P7">hgt_info</text:p>
      <text:p text:style-name="P1"/>
      <text:p text:style-name="P12">method<text:tab/><text:tab/>varchar(45)<text:tab/><text:tab/>primary key</text:p>
      <text:p text:style-name="P12">strength_info<text:tab/><text:tab/>I have no idea here, but having a set of variables.info about each method, and <text:tab/><text:tab/><text:tab/><text:tab/>how to interpret the score would be hella sweet</text:p>
      <text:p text:style-name="P12"/>
      <text:p text:style-name="P8">blast_hits</text:p>
      <text:p text:style-name="P12"/>
      <text:p text:style-name="P13">hit_id<text:tab/><text:tab/><text:tab/><text:span text:style-name="T1">auto_increment<text:tab/>has no real meaning</text:span></text:p>
      <text:p text:style-name="P13">nc_target<text:tab/><text:tab/><text:span text:style-name="T1">varchar(20)<text:tab/><text:tab/>foreign key to other tables</text:span></text:p>
      <text:p text:style-name="P13">nc_query<text:tab/><text:tab/><text:span text:style-name="T1">varchar(20)<text:tab/><text:tab/>foreign key to other tables</text:span></text:p>
      <text:p text:style-name="P4">start_position<text:tab/><text:tab/>int<text:tab/><text:tab/><text:tab/>in combination with nc_number should be unique</text:p>
      <text:p text:style-name="P4">stop_position<text:tab/><text:tab/>int<text:tab/><text:tab/><text:tab/>not sue if needed here</text:p>
      <text:p text:style-name="P4">strand<text:tab/><text:tab/><text:tab/>varchar(2)<text:tab/><text:tab/>not sure if needed</text:p>
      <text:p text:style-name="P4">locus<text:tab/><text:tab/><text:tab/>varchar(20)<text:tab/><text:tab/>can be NULL, may not be useful</text:p>
      <text:p text:style-name="P4">blast_annotation<text:tab/>varchar(10)<text:tab/><text:tab/>undecided how to use, if needed in this table</text:p>
      <text:p text:style-name="P13">genbank_annotation<text:tab/>varchar(10)<text:tab/><text:tab/><text:span text:style-name="T1">undecided how to use, if needed in this table</text:span></text:p>
      <text:p text:style-name="P13">e_value<text:tab/><text:tab/>float<text:tab/><text:tab/><text:tab/>strength of hit</text:p>
      <text:p text:style-name="P13">bits_score<text:tab/><text:tab/>float<text:tab/><text:tab/><text:tab/>strength of hit</text:p>
      <text:p text:style-name="P13">percent_ident<text:tab/><text:tab/>float<text:tab/><text:tab/><text:tab/>strength of hit</text:p>
      <text:p text:style-name="P13"/>
      <text:p text:style-name="P18">#there are a TON of variables that I have in the homolog class, I will list later. <text:s/></text:p>
      <text:p text:style-name="P1"/>
      <text:p text:style-name="P1"/>
      <text:p text:style-name="P8">gene_<text:span text:style-name="T7">block</text:span>_information</text:p>
      <text:p text:style-name="P13"/>
      <text:p text:style-name="P4"><text:span text:style-name="T3">gene_name</text:span><text:tab/><text:tab/>varchar(45)<text:tab/><text:tab/>foreign key table operon</text:p>
      <text:p text:style-name="P19">gene_block<text:tab/><text:tab/>varchar(100)<text:tab/><text:tab/>the gene block.operon a gene belongs to</text:p>
      <text:p text:style-name="P19">self_homologs<text:tab/><text:tab/>varchar(100)<text:tab/><text:tab/>list, will need to have a pars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Other information about what I am doing here!!!!</text:p>
      <text:p text:style-name="P16">So I still do not quite have a good handle on what all I need here yet, or what information I can scrape out of the file and sources that I have <text:span text:style-name="T7">access to</text:span>. <text:s/><text:span text:style-name="T7">It may also be possible to determine exp information using swissprot and the protein database, like we are doing in CAFA.</text:span></text:p>
      <text:p text:style-name="P16"/>
      <text:p text:style-name="P17">The schema that I have put together is of my own design. I am terrible with databases, so that is not necessarily a good idea. <text:s/>Biosql exists, and contains a schema. <text:s/>It would be possible to adapt this to my project?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Ream</meta:initial-creator>
    <meta:creation-date>2014-06-03T02:53:31.798184053</meta:creation-date>
    <dc:date>2014-06-03T12:51:51.260289564</dc:date>
    <dc:creator>Dave Ream</dc:creator>
    <meta:editing-duration>PT9H45M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2" meta:paragraph-count="64" meta:word-count="526" meta:character-count="3583" meta:non-whitespace-character-count="2990"/>
  </office:meta>
</office:document-meta>
</file>